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style:shrink-to-fit="true" fo:min-height="6.405cm" fo:min-width="17.298cm" fo:padding-top="0.125cm" fo:padding-bottom="0.125cm" fo:padding-left="0.25cm" fo:padding-right="0.25cm" fo:wrap-option="wrap"/>
    </style:style>
    <style:style style:name="gr31" style:family="graphic" style:parent-style-name="standard" style:list-style-name="L8">
      <style:graphic-properties draw:stroke="none" svg:stroke-width="0cm" draw:fill="none" draw:textarea-vertical-align="top" draw:auto-grow-height="false" draw:fit-to-size="shrink-to-fit" style:shrink-to-fit="true" fo:min-height="15.625cm" fo:min-width="8.9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 style:list-style-name="L8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4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style:shrink-to-fit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start" style:writing-mode="rl-tb"/>
    </style:style>
    <style:style style:name="P22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-color="#ffffff"/>
    </style:style>
    <style:style style:name="P25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3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3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6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7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8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8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2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4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5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7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8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1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7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0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5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7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0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1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2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4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should be able to draw itself, compute its 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9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/text:p>
            <text:p text:style-name="P13"><text:span text:style-name="T8"><text:s text:c="2"/></text:span><text:span text:style-name="T7">void</text:span><text:span text:style-name="T8"> drawTwice() </text:span><text:span text:style-name="T7">const </text:span><text:span text:style-name="T8">{draw(); draw();}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9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 {cout&lt;&lt;</text:span><text:span text:style-name="T9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/text:p>
            <text:p text:style-name="P13"><text:span text:style-name="T10">for (…) myShapes[i].draw();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3">–</text:span><text:span text:style-name="T13">- The Circle and Square will be constructed and then sliced to fit inside the Shape objects.</text:span></text:p>
            <text:p text:style-name="P13"><text:span text:style-name="T13"/></text:p>
            <text:p text:style-name="P13"><text:span text:style-name="T13">“</text:span><text:span text:style-name="T10">myShapes[</text:span><text:span text:style-name="T11">0</text:span><text:span text:style-name="T10">] = Circle()</text:span><text:span text:style-name="T13">” copies from the circle, its hidden “Shape” field.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6">Circle c;</text:span></text:p>
            <text:p text:style-name="P13"><text:span text:style-name="T6">Square s;</text:span></text:p>
            <text:p text:style-name="P13"><text:span text:style-name="T10">Shape* myShapes[</text:span><text:span text:style-name="T11">2</text:span><text:span text:style-name="T10">]; </text:span></text:p>
            <text:p text:style-name="P13"><text:span text:style-name="T10">myShapes[</text:span><text:span text:style-name="T11">0</text:span><text:span text:style-name="T10">] = &amp;c; </text:span><text:span text:style-name="T10"><text:line-break/></text:span><text:span text:style-name="T10">myShapes[</text:span><text:span text:style-name="T11">1</text:span><text:span text:style-name="T10">] = &amp;s</text:span><text:span text:style-name="T10">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0">Shape*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</text:span><text:span text:style-name="T14">new</text:span><text:span text:style-name="T10"> Circle(); </text:span><text:span text:style-name="T10"><text:line-break/></text:span><text:span text:style-name="T10">myShapes[</text:span><text:span text:style-name="T11">1</text:span><text:span text:style-name="T10">] = </text:span><text:span text:style-name="T14">new</text:span><text:span text:style-name="T10"> Square()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  <text:p text:style-name="P13"><text:span text:style-name="T6">No slicing, but still, </text:span><text:span text:style-name="T12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5"/></text:p>
            <text:p text:style-name="P13"><text:span text:style-name="T15">When we write:</text:span></text:p>
            <text:p text:style-name="P14"><text:span text:style-name="T16">Circle circle; </text:span><text:span text:style-name="T16"><text:line-break/></text:span><text:span text:style-name="T16">circle.draw(); </text:span></text:p>
            <text:p text:style-name="P14"><text:span text:style-name="T15">The compiler calls </text:span><text:span text:style-name="T17">Circle::draw()</text:span></text:p>
            <text:p text:style-name="P13"><text:span text:style-name="T18"/></text:p>
            <text:p text:style-name="P13"><text:span text:style-name="T18">When we write:</text:span></text:p>
            <text:p text:style-name="P14"><text:span text:style-name="T19">Shape* p = </text:span><text:span text:style-name="T20">new</text:span><text:span text:style-name="T19"> Circle(); </text:span><text:span text:style-name="T19"><text:line-break/></text:span><text:span text:style-name="T19">p-&gt;draw(); </text:span><text:span text:style-name="T19"><text:line-break/></text:span><text:span text:style-name="T18">The compiler calls </text:span><text:span text:style-name="T19">Shape::draw() </text:span><text:span text:style-name="T19"><text:line-break/></text:span><text:span text:style-name="T18">Why? </text:span><text:span text:style-name="T17">*p</text:span><text:span text:style-name="T18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21">class</text:span><text:span text:style-name="T22"> Base </text:span><text:span text:style-name="T22"><text:line-break/></text:span><text:span text:style-name="T22">{ </text:span><text:span text:style-name="T22"><text:line-break/></text:span><text:span text:style-name="T21">public</text:span><text:span text:style-name="T22">: </text:span><text:span text:style-name="T22"><text:line-break/></text:span><text:span text:style-name="T22">   </text:span><text:span text:style-name="T21">void</text:span><text:span text:style-name="T22"> foo(); </text:span><text:span text:style-name="T22"><text:line-break/></text:span><text:span text:style-name="T22">   </text:span><text:span text:style-name="T21">void</text:span><text:span text:style-name="T22"> bar(); </text:span><text:span text:style-name="T22"><text:line-break/></text:span><text:span text:style-name="T22">}; </text:span><text:span text:style-name="T22"><text:line-break/></text:span><text:span text:style-name="T21">class</text:span><text:span text:style-name="T22"> Derived: </text:span><text:span text:style-name="T22"><text:line-break/></text:span><text:span text:style-name="T21">public</text:span><text:span text:style-name="T22"> Base </text:span><text:span text:style-name="T22"><text:line-break/></text:span><text:span text:style-name="T22">{ </text:span><text:span text:style-name="T22"><text:line-break/></text:span><text:span text:style-name="T21">public</text:span><text:span text:style-name="T22">: </text:span><text:span text:style-name="T22"><text:line-break/></text:span><text:span text:style-name="T22">   </text:span><text:span text:style-name="T21">void</text:span><text:span text:style-name="T22"> bar(); </text:span><text:span text:style-name="T22"><text:line-break/></text:span><text:span text:style-name="T22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4"><text:span text:style-name="T23">Derived obj; </text:span><text:span text:style-name="T23"><text:line-break/></text:span><text:span text:style-name="T23">obj.foo();</text:span><text:span text:style-name="T23"><text:line-break/></text:span><text:span text:style-name="T15">Calls </text:span><text:span text:style-name="T17">Base::foo()</text:span></text:p>
            <text:p text:style-name="P13"><text:span text:style-name="T18">Derived does not implement this method</text:span></text:p>
            <text:p text:style-name="P13"><text:span text:style-name="T18"/></text:p>
            <text:p text:style-name="P13"><text:span text:style-name="T24">obj.bar();</text:span></text:p>
            <text:p text:style-name="P13"><text:span text:style-name="T18">Calls</text:span><text:span text:style-name="T17"> Derived::bar()</text:span></text:p>
            <text:p text:style-name="P13"><text:span text:style-name="T18">Two implementations, the more specific is used</text:span></text:p>
            <text:p text:style-name="P13"><text:span text:style-name="T18"/></text:p>
          </draw:text-box>
        </draw:frame>
        <draw:line draw:name="מחבר ישר 5" draw:style-name="gr2" draw:text-style-name="P15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Overloa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5">Derived</text:span><text:span text:style-name="T26"> inherits the method</text:span><text:span text:style-name="T25"> foo() </text:span><text:span text:style-name="T26">from </text:span><text:span text:style-name="T25">Base</text:span></text:p>
            <text:list text:style-name="L5">
              <text:list-item>
                <text:list>
                  <text:list-item>
                    <text:p text:style-name="P16"><text:span text:style-name="T26">The inherited class uses methods of the base class</text:span></text:p>
                  </text:list-item>
                </text:list>
              </text:list-item>
            </text:list>
            <text:p text:style-name="P17"><text:span text:style-name="T26"/></text:p>
            <text:p text:style-name="P13"><text:span text:style-name="T25">Derived</text:span><text:span text:style-name="T26"> overrides the implementation of </text:span><text:span text:style-name="T25">bar()</text:span></text:p>
            <text:list text:continue-numbering="true" text:style-name="L5">
              <text:list-item>
                <text:list>
                  <text:list-item>
                    <text:p text:style-name="P16"><text:span text:style-name="T26">This mechanism allows an inherited class to specialize the implementation </text:span></text:p>
                  </text:list-item>
                </text:list>
              </text:list-item>
            </text:list>
            <text:p text:style-name="P13"><text:span text:style-name="T2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c resolution</text:span><text:span text:style-name="T4"><text:line-break/></text:span><text:span text:style-name="T4">(aka early/static binding/resolutio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method to call?</text:span></text:p>
            <text:p text:style-name="P13"><text:span text:style-name="T6"/></text:p>
            <text:p text:style-name="P13"><text:span text:style-name="T12">Static Resolution</text:span><text:span text:style-name="T6">:</text:span></text:p>
            <text:p text:style-name="P13"><text:span text:style-name="T6">Based on the type of the </text:span><text:span text:style-name="T27">variable</text:span><text:span text:style-name="T6">.</text:span></text:p>
            <text:list text:style-name="L5">
              <text:list-item>
                <text:list>
                  <text:list-item>
                    <text:p text:style-name="P16"><text:span text:style-name="T12">Not</text:span><text:span text:style-name="T6"> the type of the object!</text:span></text:p>
                  </text:list-item>
                </text:list>
              </text:list-item>
            </text:list>
            <text:p text:style-name="P18"><text:span text:style-name="T6"/></text:p>
            <text:p text:style-name="P13"><text:span text:style-name="T6">The compiler finds the most specific implementation of 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 in ou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4"><text:span text:style-name="T28">Circle* circle = </text:span><text:span text:style-name="T29">new</text:span><text:span text:style-name="T28"> Circle(</text:span><text:span text:style-name="T30">1</text:span><text:span text:style-name="T28">,</text:span><text:span text:style-name="T30">1</text:span><text:span text:style-name="T28">,</text:span><text:span text:style-name="T30">2</text:span><text:span text:style-name="T28">); </text:span><text:span text:style-name="T28"><text:line-break/></text:span><text:span text:style-name="T28">Square* square = </text:span><text:span text:style-name="T29">new</text:span><text:span text:style-name="T28"> Square(</text:span><text:span text:style-name="T30">2</text:span><text:span text:style-name="T28">,</text:span><text:span text:style-name="T30">2</text:span><text:span text:style-name="T28">,</text:span><text:span text:style-name="T30">1</text:span><text:span text:style-name="T28">); </text:span><text:span text:style-name="T28"><text:line-break/></text:span><text:span text:style-name="T28">Shape* myShapes[</text:span><text:span text:style-name="T30">2</text:span><text:span text:style-name="T28">]; </text:span><text:span text:style-name="T28"><text:line-break/></text:span><text:span text:style-name="T28">myShapes[</text:span><text:span text:style-name="T30">0</text:span><text:span text:style-name="T28">] = circle; </text:span><text:span text:style-name="T28"><text:line-break/></text:span><text:span text:style-name="T28">myShapes[</text:span><text:span text:style-name="T30">1</text:span><text:span text:style-name="T28">] = square; </text:span></text:p>
            <text:p text:style-name="P14"><text:span text:style-name="T28"><text:line-break/></text:span><text:span text:style-name="T28">circle-&gt;draw(); <text:s text:c="5"/></text:span><text:span text:style-name="T31">// Calls Circle::Draw() </text:span><text:span text:style-name="T31"><text:line-break/></text:span><text:span text:style-name="T28">square-&gt;draw(); <text:s text:c="5"/></text:span><text:span text:style-name="T31">// Calls Square::Draw() </text:span><text:span text:style-name="T31"><text:line-break/></text:span><text:span text:style-name="T28">myShapes[</text:span><text:span text:style-name="T30">0</text:span><text:span text:style-name="T28">]-&gt;draw(); </text:span><text:span text:style-name="T31">// Calls Shape::Draw() </text:span><text:span text:style-name="T31"><text:line-break/></text:span><text:span text:style-name="T28">myShapes[</text:span><text:span text:style-name="T30">1</text:span><text:span text:style-name="T28">]-&gt;draw(); </text:span><text:span text:style-name="T31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Stat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1">class</text:span><text:span text:style-name="T22"> Shape </text:span><text:span text:style-name="T22"><text:line-break/></text:span><text:span text:style-name="T22">{ </text:span><text:span text:style-name="T22"><text:line-break/></text:span><text:span text:style-name="T22">   </text:span><text:span text:style-name="T21">double</text:span><text:span text:style-name="T22"> _x; </text:span><text:span text:style-name="T22"><text:line-break/></text:span><text:span text:style-name="T22">   </text:span><text:span text:style-name="T21">int</text:span><text:span text:style-name="T22"> _a; </text:span><text:span text:style-name="T22"><text:line-break/></text:span><text:span text:style-name="T22">};</text:span></text:p>
            <text:p text:style-name="P13"><text:span text:style-name="T22"><text:line-break/></text:span><text:span text:style-name="T21">class</text:span><text:span text:style-name="T22"> Circle: </text:span></text:p>
            <text:p text:style-name="P13"><text:span text:style-name="T22"><text:s text:c="2"/></text:span><text:span text:style-name="T21">public</text:span><text:span text:style-name="T22"> Shape </text:span><text:span text:style-name="T22"><text:line-break/></text:span><text:span text:style-name="T22">{ </text:span><text:span text:style-name="T22"><text:line-break/></text:span><text:span text:style-name="T22">   </text:span><text:span text:style-name="T21">double</text:span><text:span text:style-name="T22"> _z; </text:span><text:span text:style-name="T22"><text:line-break/></text:span><text:span text:style-name="T22">};</text:span></text:p>
          </draw:text-box>
        </draw:frame>
        <draw:frame draw:name="Rectangle 4" presentation:style-name="pr12" draw:text-style-name="P12" draw:layer="layout" svg:width="10.794cm" svg:height="15.662cm" svg:x="13.97cm" svg:y="2.752cm" presentation:class="outline" presentation:user-transformed="true">
          <draw:text-box>
            <text:p text:style-name="P14"><text:span text:style-name="T22">Shape</text:span><text:span text:style-name="T16"> s; </text:span><text:span text:style-name="T16"><text:line-break/></text:span><text:span text:style-name="T22">Circle</text:span><text:span text:style-name="T16"> c; </text:span><text:span text:style-name="T16"><text:line-break/></text:span><text:span text:style-name="T16"><text:line-break/></text:span><text:span text:style-name="T16"/></text:p>
            <text:p text:style-name="P14"><text:span text:style-name="T16"><text:line-break/></text:span><text:span text:style-name="T16"/></text:p>
            <text:p text:style-name="P13"><text:span text:style-name="T15"/></text:p>
          </draw:text-box>
        </draw:frame>
        <draw:g draw:name="Group 5">
          <draw:custom-shape draw:name="Rectangle 6" draw:style-name="gr3" draw:text-style-name="P20" draw:layer="layout" svg:width="3.571cm" svg:height="1.384cm" svg:x="15.725cm" svg:y="12.713cm">
            <text:p text:style-name="P19"><text:span text:style-name="T32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0" draw:layer="layout" svg:width="3.571cm" svg:height="1.384cm" svg:x="15.725cm" svg:y="14.093cm">
            <text:p text:style-name="P19"><text:span text:style-name="T32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3.571cm" svg:height="1.384cm" svg:x="15.725cm" svg:y="15.478cm">
            <text:p text:style-name="P19"><text:span text:style-name="T32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0" draw:layer="layout" svg:width="3.571cm" svg:height="1.384cm" svg:x="15.725cm" svg:y="8.14cm">
            <text:p text:style-name="P19"><text:span text:style-name="T32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0" draw:layer="layout" svg:width="3.571cm" svg:height="1.384cm" svg:x="15.725cm" svg:y="9.521cm">
            <text:p text:style-name="P19"><text:span text:style-name="T32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0" draw:layer="layout" svg:width="1.675cm" svg:height="1.777cm" svg:x="14.478cm" svg:y="7.713cm">
          <text:p text:style-name="P19"><text:span text:style-name="T32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0" draw:layer="layout" svg:width="1.675cm" svg:height="1.777cm" svg:x="14.482cm" svg:y="12.316cm">
          <text:p text:style-name="P19"><text:span text:style-name="T32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0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0" draw:layer="layout" svg:width="3.695cm" svg:height="1.777cm" svg:x="19.841cm" svg:y="13.22cm">
          <text:p text:style-name="P21"><text:span text:style-name="T32">Shape</text:span><text:span text:style-name="T3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4"><text:span text:style-name="T10">Circle c; </text:span><text:span text:style-name="T10"><text:line-break/></text:span><text:span text:style-name="T10">Shape* p = &amp;c; </text:span></text:p>
            <text:p text:style-name="P14"><text:span text:style-name="T33">p points to the hidden </text:span></text:p>
            <text:p text:style-name="P14"><text:span text:style-name="T33">“</text:span><text:span text:style-name="T33">Shape” field inside c.</text:span><text:span text:style-name="T10"><text:line-break/></text:span><text:span text:style-name="T34">When using </text:span><text:span text:style-name="T35">*p</text:span><text:span text:style-name="T36">, we treat c</text:span><text:span text:style-name="T35"> </text:span><text:span text:style-name="T36">as though it was a Shape object.</text:span></text:p>
            <text:p text:style-name="P13"><text:span text:style-name="T37">The compiler cannot know if </text:span><text:span text:style-name="T38">*p </text:span><text:span text:style-name="T37">is from a derived class or not!</text:span></text:p>
          </draw:text-box>
        </draw:frame>
        <draw:g draw:name="קבוצה 13">
          <draw:custom-shape draw:name="Rectangle 12" draw:style-name="gr6" draw:text-style-name="P22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0" draw:layer="layout" svg:width="3.571cm" svg:height="1.384cm" svg:x="17.595cm" svg:y="13.137cm">
              <text:p text:style-name="P19"><text:span text:style-name="T32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0" draw:layer="layout" svg:width="3.571cm" svg:height="1.384cm" svg:x="17.595cm" svg:y="14.517cm">
              <text:p text:style-name="P19"><text:span text:style-name="T32">_a</text:span><text:span text:style-name="T32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0" draw:layer="layout" svg:width="3.571cm" svg:height="1.384cm" svg:x="17.595cm" svg:y="15.901cm">
              <text:p text:style-name="P19"><text:span text:style-name="T32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0" draw:layer="layout" svg:width="1.679cm" svg:height="1.777cm" svg:x="16.071cm" svg:y="12.74cm">
            <text:p text:style-name="P19"><text:span text:style-name="T32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0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0" draw:layer="layout" svg:width="1.722cm" svg:height="1.777cm" svg:x="16.165cm" svg:y="7.752cm">
            <text:p text:style-name="P19"><text:span text:style-name="T32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5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2">Static/early resolution</text:span><text:span text:style-name="T6"> </text:span></text:p>
            <text:p text:style-name="P13"><text:span text:style-name="T6"><text:s/></text:span><text:span text:style-name="T6">is clearly not what we want to in this example.</text:span></text:p>
            <text:list text:style-name="L4">
              <text:list-item>
                <text:p text:style-name="P17"><text:span text:style-name="T39">Based on the type of the </text:span><text:span text:style-name="T40">variable.</text:span></text:p>
              </text:list-item>
              <text:list-item>
                <text:p text:style-name="P17"><text:span text:style-name="T39">Determined at compile time.</text:span></text:p>
                <text:p text:style-name="P13"><text:span text:style-name="T6"/></text:p>
              </text:list-item>
            </text:list>
            <text:p text:style-name="P13"><text:span text:style-name="T12">Dynamic/late resolution</text:span><text:span text:style-name="T6">:</text:span></text:p>
            <text:p text:style-name="P13"><text:span text:style-name="T6">is more desirable here:</text:span></text:p>
            <text:list text:style-name="L1">
              <text:list-item>
                <text:p text:style-name="P17"><text:span text:style-name="T39">Based on the type of the </text:span><text:span text:style-name="T40">object</text:span></text:p>
              </text:list-item>
              <text:list-item>
                <text:p text:style-name="P17"><text:span text:style-name="T39">Determined at run time</text:span></text:p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752cm" presentation:class="outline" presentation:user-transformed="true">
          <draw:text-box>
            <text:p text:style-name="P17"><text:span text:style-name="T41">The </text:span><text:span text:style-name="T21">virtual</text:span><text:span text:style-name="T22"> </text:span><text:span text:style-name="T41">keyword states that the method can be overridden in a dynamic manner.</text:span></text:p>
            <text:p text:style-name="P13"><text:span text:style-name="T42">class</text:span><text:span text:style-name="T43"> Shape </text:span><text:span text:style-name="T43"><text:line-break/></text:span><text:span text:style-name="T43">{ </text:span><text:span text:style-name="T43"><text:line-break/></text:span><text:span text:style-name="T42">public</text:span><text:span text:style-name="T43">: </text:span><text:span text:style-name="T43"><text:line-break/></text:span><text:span text:style-name="T43"> </text:span><text:span text:style-name="T42">virtual void</text:span><text:span text:style-name="T43"> draw() </text:span><text:span text:style-name="T42">const</text:span><text:span text:style-name="T43"><text:line-break/></text:span><text:span text:style-name="T43"> <text:s text:c="3"/>{cout&lt;&lt;</text:span><text:span text:style-name="T44">'h'</text:span><text:span text:style-name="T43">;}</text:span><text:span text:style-name="T43"><text:line-break/></text:span><text:span text:style-name="T42"> virtual double</text:span><text:span text:style-name="T43"> area() </text:span><text:span text:style-name="T42">const</text:span><text:span text:style-name="T43">; </text:span><text:span text:style-name="T43"><text:line-break/></text:span><text:span text:style-name="T43">}; </text:span></text:p>
            <text:p text:style-name="P13"><text:span text:style-name="T43"><text:line-break/></text:span><text:span text:style-name="T42">class</text:span><text:span text:style-name="T43"> Square: </text:span><text:span text:style-name="T42">public</text:span><text:span text:style-name="T43"> Shape </text:span><text:span text:style-name="T43"><text:line-break/></text:span><text:span text:style-name="T43">{ </text:span><text:span text:style-name="T43"><text:line-break/></text:span><text:span text:style-name="T42">public</text:span><text:span text:style-name="T43">: </text:span><text:span text:style-name="T43"><text:line-break/></text:span><text:span text:style-name="T42"> virtual void</text:span><text:span text:style-name="T43"> draw() </text:span><text:span text:style-name="T42">const</text:span><text:span text:style-name="T43"> </text:span><text:span text:style-name="T43"><text:line-break/></text:span><text:span text:style-name="T43"> <text:s text:c="3"/>{cout&lt;&lt;</text:span><text:span text:style-name="T44">'q'</text:span><text:span text:style-name="T43">;}</text:span></text:p>
            <text:p text:style-name="P13"><text:span text:style-name="T42"><text:s/></text:span><text:span text:style-name="T42">virtual double</text:span><text:span text:style-name="T43"> area() </text:span><text:span text:style-name="T42">const</text:span><text:span text:style-name="T43">; </text:span><text:span text:style-name="T43"><text:line-break/></text:span><text:span text:style-name="T43">}; </text:span></text:p>
            <text:p text:style-name="P13"><text:span text:style-name="T43"><text:line-break/></text:span><text:span text:style-name="T43"/></text:p>
          </draw:text-box>
        </draw:frame>
        <draw:line draw:name="מחבר ישר 6" draw:style-name="gr2" draw:text-style-name="P15" draw:layer="layout" svg:x1="12.065cm" svg:y1="5.334cm" svg:x2="12.066cm" svg:y2="18.415cm">
          <text:p/>
        </draw:line>
        <draw:frame presentation:style-name="pr18" draw:text-style-name="P23" draw:layer="layout" svg:width="12.186cm" svg:height="6.615cm" svg:x="12.96cm" svg:y="9.398cm">
          <draw:text-box>
            <text:p text:style-name="P13"><text:span text:style-name="T42">class</text:span><text:span text:style-name="T43"> Circle: </text:span><text:span text:style-name="T42">public</text:span><text:span text:style-name="T43"> Shape </text:span><text:span text:style-name="T43"><text:line-break/></text:span><text:span text:style-name="T43">{ </text:span><text:span text:style-name="T43"><text:line-break/></text:span><text:span text:style-name="T42">public</text:span><text:span text:style-name="T43">: </text:span><text:span text:style-name="T43"><text:line-break/></text:span><text:span text:style-name="T42"> void</text:span><text:span text:style-name="T43"> draw() </text:span><text:span text:style-name="T42">const</text:span><text:span text:style-name="T43"> </text:span><text:span text:style-name="T43"><text:line-break/></text:span><text:span text:style-name="T43"> <text:s text:c="3"/>{cout&lt;&lt;</text:span><text:span text:style-name="T44">'c'</text:span><text:span text:style-name="T43">;}</text:span><text:span text:style-name="T43"><text:line-break/></text:span><text:span text:style-name="T42"> double</text:span><text:span text:style-name="T43"> area() </text:span><text:span text:style-name="T42">const</text:span><text:span text:style-name="T43">; </text:span><text:span text:style-name="T43"><text:line-break/></text:span><text:span text:style-name="T43">}; </text:span><text:span text:style-name="T43"><text:line-break/></text:span><text:span text:style-name="T43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methods gives the desired result:</text:span></text:p>
            <text:p text:style-name="P13"><text:span text:style-name="T6"/></text:p>
            <text:p text:style-name="P14"><text:span text:style-name="T10">Shape* s=</text:span><text:span text:style-name="T14">new</text:span><text:span text:style-name="T10"> Circle; </text:span><text:span text:style-name="T10"><text:line-break/></text:span><text:span text:style-name="T10">s-&gt;draw(); </text:span><text:span text:style-name="T10"><text:line-break/></text:span><text:span text:style-name="T10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5">Base </text:span><text:span text:style-name="T26">defines a </text:span><text:span text:style-name="T45">virtual</text:span><text:span text:style-name="T46"> method </text:span><text:span text:style-name="T25">foo() <text:s/></text:span></text:p>
            <text:p text:style-name="P13"><text:span text:style-name="T26">The resolution of</text:span><text:span text:style-name="T25"> foo() </text:span><text:span text:style-name="T26">is dynamic in </text:span><text:span text:style-name="T47">all </text:span><text:span text:style-name="T26">subclasses of </text:span><text:span text:style-name="T25">Base.</text:span></text:p>
            <text:list text:style-name="L5">
              <text:list-item>
                <text:list>
                  <text:list-item>
                    <text:p text:style-name="P16"><text:span text:style-name="T26">If the subclass </text:span><text:span text:style-name="T25">Derived</text:span><text:span text:style-name="T26"> overrides </text:span><text:span text:style-name="T25">foo(), </text:span><text:span text:style-name="T26">then </text:span><text:span text:style-name="T25">Derived::foo() </text:span><text:span text:style-name="T26">is called</text:span></text:p>
                  </text:list-item>
                  <text:list-item>
                    <text:p text:style-name="P16"><text:span text:style-name="T26">If not, </text:span><text:span text:style-name="T25">Base::foo() </text:span><text:span text:style-name="T26">is called </text:span><text:span text:style-name="T26"><text:line-break/></text:span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ith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ase </text:span><text:span text:style-name="T8"><text:line-break/></text:span><text:span text:style-name="T8">{ </text:span><text:span text:style-name="T8"><text:line-break/></text:span><text:span text:style-name="T8"> <text:s text:c="2"/></text:span><text:span text:style-name="T7">virtual 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8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erived: </text:span><text:span text:style-name="T7">public</text:span><text:span text:style-name="T8"> Base </text:span><text:span text:style-name="T8"><text:line-break/></text:span><text:span text:style-name="T8">{ </text:span><text:span text:style-name="T8"><text:line-break/></text:span><text:span text:style-name="T8">   </text:span><text:span text:style-name="T7"> virtual</text:span><text:span text:style-name="T8"> 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8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9" draw:text-style-name="P20" draw:layer="layout" svg:width="10.794cm" svg:height="14.477cm" svg:x="13.97cm" svg:y="2.328cm">
          <text:p text:style-name="P19"><text:span text:style-name="T49">int</text:span><text:span text:style-name="T50"> main() </text:span><text:span text:style-name="T50"><text:line-break/></text:span><text:span text:style-name="T50">{ </text:span></text:p>
          <text:p text:style-name="P19"><text:span text:style-name="T50"><text:s text:c="3"/></text:span><text:span text:style-name="T50">Derived d; </text:span></text:p>
          <text:p text:style-name="P19"><text:span text:style-name="T50"/></text:p>
          <text:p text:style-name="P19"><text:span text:style-name="T50"><text:s text:c="3"/></text:span><text:span text:style-name="T50">Base b = d; <text:s/></text:span><text:span text:style-name="T50"><text:line-break/></text:span><text:span text:style-name="T50">   b.f(); </text:span><text:span text:style-name="T51">//B</text:span><text:span text:style-name="T50"><text:line-break/></text:span><text:span text:style-name="T50">   </text:span></text:p>
          <text:p text:style-name="P19"><text:span text:style-name="T50"><text:s text:c="3"/></text:span><text:span text:style-name="T50">Base&amp; bref= d; </text:span><text:span text:style-name="T50"><text:line-break/></text:span><text:span text:style-name="T50">   bref.f(); </text:span><text:span text:style-name="T51">//D</text:span></text:p>
          <text:p text:style-name="P19"><text:span text:style-name="T51"/></text:p>
          <text:p text:style-name="P19"><text:span text:style-name="T52"><text:s text:c="3"/></text:span><text:span text:style-name="T52">Base b1;</text:span><text:span text:style-name="T51"><text:line-break/></text:span><text:span text:style-name="T50"> <text:s text:c="2"/>// Derived d1 = b1;</text:span></text:p>
          <text:p text:style-name="P19"><text:span text:style-name="T50"><text:s text:c="3"/></text:span><text:span text:style-name="T50">// won’t compile</text:span></text:p>
          <text:p text:style-name="P19"><text:span text:style-name="T5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0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3">struct</text:span><text:span text:style-name="T17"> Base {</text:span></text:p>
            <text:p text:style-name="P13"><text:span text:style-name="T17"><text:s text:c="2"/></text:span><text:span text:style-name="T20">virtual</text:span><text:span text:style-name="T17"> </text:span><text:span text:style-name="T20">void</text:span><text:span text:style-name="T17"> f() { cout&lt;&lt; </text:span><text:span text:style-name="T54">"Base f()" </text:span><text:span text:style-name="T17">&lt;&lt;endl; }</text:span></text:p>
            <text:p text:style-name="P13"><text:span text:style-name="T17"><text:s text:c="10"/></text:span><text:span text:style-name="T20">void</text:span><text:span text:style-name="T17"> g() { f(); }</text:span></text:p>
            <text:p text:style-name="P13"><text:span text:style-name="T17">};</text:span></text:p>
            <text:p text:style-name="P13"><text:span text:style-name="T17"/></text:p>
            <text:p text:style-name="P13"><text:span text:style-name="T20">struct</text:span><text:span text:style-name="T17"> Derived : </text:span><text:span text:style-name="T20">public</text:span><text:span text:style-name="T17"> Base {</text:span></text:p>
            <text:p text:style-name="P13"><text:span text:style-name="T17"><text:s text:c="2"/></text:span><text:span text:style-name="T20">void </text:span><text:span text:style-name="T17">f() { cout&lt;&lt;</text:span><text:span text:style-name="T54"> “Derived f()"</text:span><text:span text:style-name="T17"> &lt;&lt;endl; }</text:span></text:p>
            <text:p text:style-name="P13"><text:span text:style-name="T17">};</text:span></text:p>
            <text:p text:style-name="P13"><text:span text:style-name="T17"/></text:p>
            <text:p text:style-name="P13"><text:span text:style-name="T20">int</text:span><text:span text:style-name="T17"> main(){</text:span></text:p>
            <text:p text:style-name="P13"><text:span text:style-name="T17"><text:s text:c="2"/></text:span><text:span text:style-name="T17">Derived d;</text:span></text:p>
            <text:p text:style-name="P13"><text:span text:style-name="T17"><text:s text:c="2"/></text:span><text:span text:style-name="T17">d.g() </text:span></text:p>
            <text:p text:style-name="P13"><text:span text:style-name="T17"/></text:p>
            <text:p text:style-name="P13"><text:span text:style-name="T18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1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3">struct</text:span><text:span text:style-name="T17"> Base {</text:span></text:p>
            <text:p text:style-name="P13"><text:span text:style-name="T17"><text:s text:c="2"/></text:span><text:span text:style-name="T20">virtual</text:span><text:span text:style-name="T17"> </text:span><text:span text:style-name="T20">void</text:span><text:span text:style-name="T17"> f() { cout&lt;&lt; </text:span><text:span text:style-name="T54">"Base f()" </text:span><text:span text:style-name="T17">&lt;&lt;endl; }</text:span></text:p>
            <text:p text:style-name="P13"><text:span text:style-name="T17"><text:s text:c="10"/></text:span><text:span text:style-name="T20">void</text:span><text:span text:style-name="T17"> g(</text:span><text:span text:style-name="T55">Base* this</text:span><text:span text:style-name="T17">) {</text:span><text:span text:style-name="T55">this-&gt;</text:span><text:span text:style-name="T17">f(); }</text:span></text:p>
            <text:p text:style-name="P13"><text:span text:style-name="T17">};</text:span></text:p>
            <text:p text:style-name="P13"><text:span text:style-name="T17"/></text:p>
            <text:p text:style-name="P13"><text:span text:style-name="T20">struct</text:span><text:span text:style-name="T17"> Derived : </text:span><text:span text:style-name="T20">public</text:span><text:span text:style-name="T17"> Base {</text:span></text:p>
            <text:p text:style-name="P13"><text:span text:style-name="T17"><text:s text:c="2"/></text:span><text:span text:style-name="T20">void </text:span><text:span text:style-name="T17">f() { cout&lt;&lt;</text:span><text:span text:style-name="T54"> “Derived f()"</text:span><text:span text:style-name="T17"> &lt;&lt;endl; }</text:span></text:p>
            <text:p text:style-name="P13"><text:span text:style-name="T17">};</text:span></text:p>
            <text:p text:style-name="P13"><text:span text:style-name="T17"/></text:p>
            <text:p text:style-name="P13"><text:span text:style-name="T20">int</text:span><text:span text:style-name="T17"> main(){</text:span></text:p>
            <text:p text:style-name="P13"><text:span text:style-name="T17"><text:s text:c="2"/></text:span><text:span text:style-name="T17">Derived d;</text:span></text:p>
            <text:p text:style-name="P13"><text:span text:style-name="T17"><text:s text:c="2"/></text:span><text:span text:style-name="T55">Base::</text:span><text:span text:style-name="T17">g(</text:span><text:span text:style-name="T55">&amp;d</text:span><text:span text:style-name="T17">) </text:span></text:p>
            <text:p text:style-name="P13"><text:span text:style-name="T17">}</text:span></text:p>
            <text:p text:style-name="P13"><text:span text:style-name="T18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2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21">struct</text:span><text:span text:style-name="T17"> Base {</text:span></text:p>
            <text:p text:style-name="P13"><text:span text:style-name="T17"><text:s text:c="2"/></text:span><text:span text:style-name="T17">Base() { f(); }</text:span></text:p>
            <text:p text:style-name="P13"><text:span text:style-name="T17"><text:s text:c="2"/></text:span><text:span text:style-name="T56">virtual void </text:span><text:span text:style-name="T17">f(){ cout&lt;&lt;“Base”&lt;&lt;endl;}</text:span></text:p>
            <text:p text:style-name="P13"><text:span text:style-name="T17">};</text:span></text:p>
            <text:p text:style-name="P13"><text:span text:style-name="T56">struct</text:span><text:span text:style-name="T17"> Derived: </text:span><text:span text:style-name="T56">public</text:span><text:span text:style-name="T17"> Base {</text:span></text:p>
            <text:p text:style-name="P13"><text:span text:style-name="T17"><text:s text:c="2"/></text:span><text:span text:style-name="T56">virtual void </text:span><text:span text:style-name="T17">f(){ cout&lt;&lt;“Derived”&lt;&lt;endl;}</text:span></text:p>
            <text:p text:style-name="P13"><text:span text:style-name="T17">};</text:span></text:p>
            <text:p text:style-name="P13"><text:span text:style-name="T56">int</text:span><text:span text:style-name="T17"> main(){</text:span></text:p>
            <text:p text:style-name="P13"><text:span text:style-name="T17"><text:s text:c="2"/></text:span><text:span text:style-name="T17">Derived d; </text:span><text:span text:style-name="T57">// would print “Base”</text:span></text:p>
            <text:p text:style-name="P13"><text:span text:style-name="T57">}</text:span></text:p>
            <text:p text:style-name="P13"><text:span text:style-name="T58">Why? Because when Base() is called, Derived is not constructed yet! <text:s text:c="3"/></text:span><text:span text:style-name="T59"><text:a xlink:href="https://stackoverflow.com/q/962132/827927" xlink:type="simple">https://stackoverflow.com/q/962132/827927</text:a></text:span><text:span text:style-name="T59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21">struct</text:span><text:span text:style-name="T17"> Base {</text:span></text:p>
            <text:p text:style-name="P13"><text:span text:style-name="T17"><text:s text:c="2"/></text:span><text:span text:style-name="T17">~Base() { f(); }</text:span></text:p>
            <text:p text:style-name="P13"><text:span text:style-name="T17"><text:s text:c="2"/></text:span><text:span text:style-name="T56">virtual void </text:span><text:span text:style-name="T17">f() { cout&lt;&lt;“Base”&lt;&lt;endl;}</text:span></text:p>
            <text:p text:style-name="P13"><text:span text:style-name="T17">};</text:span></text:p>
            <text:p text:style-name="P13"><text:span text:style-name="T56">struct</text:span><text:span text:style-name="T17"> Derived: </text:span><text:span text:style-name="T56">public</text:span><text:span text:style-name="T17"> Base {</text:span></text:p>
            <text:p text:style-name="P13"><text:span text:style-name="T17"><text:s text:c="2"/></text:span><text:span text:style-name="T56">virtual void </text:span><text:span text:style-name="T17">f() { cout&lt;&lt;“Derived”&lt;&lt;endl;}</text:span></text:p>
            <text:p text:style-name="P13"><text:span text:style-name="T17">};</text:span></text:p>
            <text:p text:style-name="P13"><text:span text:style-name="T56">int</text:span><text:span text:style-name="T17"> main(){</text:span></text:p>
            <text:p text:style-name="P13"><text:span text:style-name="T17"><text:s text:c="2"/></text:span><text:span text:style-name="T17">Derived d; </text:span><text:span text:style-name="T57">// would print “Base”</text:span></text:p>
            <text:p text:style-name="P13"><text:span text:style-name="T57">}</text:span></text:p>
            <text:p text:style-name="P13"><text:span text:style-name="T58">Why? Because when ~Base() is called, Derived is already destructed! <text:s text:c="3"/></text:span><text:span text:style-name="T59"><text:a xlink:href="https://stackoverflow.com/q/962132/827927" xlink:type="simple">https://stackoverflow.com/q/962132/827927</text:a></text:span></text:p>
            <text:p text:style-name="P13"><text:span text:style-name="T17"/></text:p>
            <text:p text:style-name="P13"><text:span text:style-name="T60"/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5"><text:span text:style-name="T6">When calling a method, polymorphism will take place if:</text:span></text:p>
            <text:list text:style-name="L6">
              <text:list-item>
                <text:list>
                  <text:list-item>
                    <text:p text:style-name="P26"><text:span text:style-name="T6"><text:s/></text:span><text:span text:style-name="T6">We call a method through pointer or reference to a base class that actually points to a derived object.</text:span></text:p>
                  </text:list-item>
                  <text:list-item>
                    <text:p text:style-name="P26"><text:span text:style-name="T6"><text:s/></text:span><text:span text:style-name="T6">The method must be virtual in the base.</text:span></text:p>
                  </text:list-item>
                  <text:list-item>
                    <text:p text:style-name="P26"><text:span text:style-name="T6"><text:s/></text:span><text:span text:style-name="T6">We are not in ctor / dtor</text:span></text:p>
                  </text:list-item>
                  <text:list-item>
                    <text:p text:style-name="P26"><text:span text:style-name="T6"><text:s/></text:span><text:span text:style-name="T6">The derived class must override the base method with exactly the same signature </text:span><text:span text:style-name="T6"><text:line-break/></text:span><text:span text:style-name="T41">(C++11 put </text:span><text:span text:style-name="T61">override</text:span><text:span text:style-name="T41"> between () and { } to check that the method really overrides in compile time)</text:span></text:p>
                  </text:list-item>
                </text:list>
              </text:list-item>
            </text:list>
            <text:p text:style-name="P17"><text:span text:style-name="T6"/></text:p>
            <text:p text:style-name="P17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 (under the hood)" draw:style-name="dp1" draw:master-page-name="כותרת_20_ותוכן" presentation:presentation-page-layout-name="AL2T11">
        <draw:frame draw:name="Rectangle 2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Implementation of Virtual Methods (under the hoo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Possible approach:</text:span></text:p>
            <text:list text:style-name="L5">
              <text:list-item>
                <text:list>
                  <text:list-item>
                    <text:p text:style-name="P16"><text:span text:style-name="T39">If </text:span><text:span text:style-name="T62">foo()</text:span><text:span text:style-name="T63"> is a virtual method, then each object has a pointer to the implementation of </text:span><text:span text:style-name="T62">foo() </text:span><text:span text:style-name="T63">that it uses</text:span></text:p>
                  </text:list-item>
                  <text:list-item>
                    <text:p text:style-name="P16"><text:span text:style-name="T63">Can be implemented by using array of pointers to functions <text:s/></text:span></text:p>
                  </text:list-item>
                </text:list>
              </text:list-item>
            </text:list>
            <text:p text:style-name="P13"><text:span text:style-name="T26">Cost: </text:span></text:p>
            <text:list text:continue-numbering="true" text:style-name="L5">
              <text:list-item>
                <text:list>
                  <text:list-item>
                    <text:p text:style-name="P16"><text:span text:style-name="T63">Each virtual method requires a pointer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64">Large number of virtual methods </text:span></text:p>
                      </text:list-item>
                      <text:list-item>
                        <text:p text:style-name="P16"><text:span text:style-name="T64"><text:tab/></text:span><text:span text:style-name="T65"></text:span><text:span text:style-name="T64"> </text:span><text:span text:style-name="T64">waste of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Alternative solution:</text:span></text:p>
            <text:list text:style-name="L5">
              <text:list-item>
                <text:list>
                  <text:list-item>
                    <text:p text:style-name="P16"><text:span text:style-name="T39">Each object has a </text:span><text:span text:style-name="T66">single </text:span><text:span text:style-name="T39">pointer to an array of function pointers</text:span></text:p>
                  </text:list-item>
                  <text:list-item>
                    <text:p text:style-name="P16"><text:span text:style-name="T39">This array points to the appropriate functions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6"><text:span text:style-name="T39">For each class, we store one table</text:span></text:p>
                  </text:list-item>
                  <text:list-item>
                    <text:p text:style-name="P16"><text:span text:style-name="T39">Each object contains one field that points to the right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9" draw:style-name="dp1" draw:master-page-name="כותרת_20_בלבד" presentation:presentation-page-layout-name="AL4T19">
        <draw:custom-shape draw:name="Rectangle 3" draw:style-name="gr11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8" draw:layer="layout" svg:width="8.779cm" svg:height="17.191cm" svg:x="0.71cm" svg:y="0.984cm">
          <text:p text:style-name="P19"><text:span text:style-name="T67">class</text:span><text:span text:style-name="T68"> A </text:span><text:span text:style-name="T68"><text:line-break/></text:span><text:span text:style-name="T68">{ </text:span><text:span text:style-name="T67">public</text:span><text:span text:style-name="T68">: </text:span><text:span text:style-name="T68"><text:line-break/></text:span><text:span text:style-name="T68">   </text:span><text:span text:style-name="T67">virtual</text:span><text:span text:style-name="T68"> </text:span><text:span text:style-name="T67">void</text:span><text:span text:style-name="T68"> f1();    </text:span><text:span text:style-name="T67">virtual</text:span><text:span text:style-name="T68"> </text:span><text:span text:style-name="T67">void</text:span><text:span text:style-name="T68"> f2();    </text:span><text:span text:style-name="T67">int</text:span><text:span text:style-name="T68"> _a; </text:span><text:span text:style-name="T68"><text:line-break/></text:span><text:span text:style-name="T68">}; </text:span></text:p>
          <text:p text:style-name="P19"><text:span text:style-name="T68"><text:line-break/></text:span><text:span text:style-name="T67">class</text:span><text:span text:style-name="T68"> B: </text:span><text:span text:style-name="T67">public</text:span><text:span text:style-name="T68"> A </text:span><text:span text:style-name="T68"><text:line-break/></text:span><text:span text:style-name="T68">{ </text:span><text:span text:style-name="T67">public</text:span><text:span text:style-name="T68">: </text:span><text:span text:style-name="T68"><text:line-break/></text:span><text:span text:style-name="T68"> <text:s/></text:span><text:span text:style-name="T67"><text:s/>void</text:span><text:span text:style-name="T68"> f1(); </text:span></text:p>
          <text:p text:style-name="P19"><text:span text:style-name="T68"><text:s text:c="3"/></text:span><text:span text:style-name="T67">virtual void</text:span><text:span text:style-name="T68"> f3();</text:span></text:p>
          <text:p text:style-name="P19"><text:span text:style-name="T68"><text:s text:c="3"/></text:span><text:span text:style-name="T67">void</text:span><text:span text:style-name="T68"> f4(); </text:span><text:span text:style-name="T68"><text:line-break/></text:span><text:span text:style-name="T68">   </text:span><text:span text:style-name="T67">int</text:span><text:span text:style-name="T68"> _b; </text:span><text:span text:style-name="T68"><text:line-break/></text:span><text:span text:style-name="T68">}; </text:span></text:p>
          <text:p text:style-name="P19"><text:span text:style-name="T68"><text:line-break/></text:span><text:span text:style-name="T68">A* a1= new A;</text:span></text:p>
          <text:p text:style-name="P19"><text:span text:style-name="T68">A* a2= new A;</text:span><text:span text:style-name="T68"><text:line-break/></text:span><text:span text:style-name="T68">A* a3= new B;</text:span></text:p>
          <text:p text:style-name="P19"><text:span text:style-name="T68">a1→f1();</text:span></text:p>
          <text:p text:style-name="P19"><text:span text:style-name="T68">a3→f1(); // sam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8" draw:layer="layout" svg:width="4.444cm" svg:height="3.299cm" svg:x="20.457cm" svg:y="3.81cm">
          <text:p text:style-name="P19"><text:span text:style-name="T69">void A::f1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8" draw:layer="layout" svg:width="4.444cm" svg:height="3.299cm" svg:x="20.457cm" svg:y="7.567cm">
          <text:p text:style-name="P19"><text:span text:style-name="T69">void A::f2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8" draw:layer="layout" svg:width="4.444cm" svg:height="3.299cm" svg:x="20.457cm" svg:y="11.324cm">
          <text:p text:style-name="P19"><text:span text:style-name="T69">void B::f1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0" draw:layer="layout" svg:width="2.45cm" svg:height="1.098cm" svg:x="16.441cm" svg:y="6.853cm">
          <text:p text:style-name="P21"><text:span text:style-name="T71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0" draw:layer="layout" svg:width="0.969cm" svg:height="1.267cm" svg:x="16.46cm" svg:y="8.123cm">
          <text:p text:style-name="P21"><text:span text:style-name="T7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0" draw:layer="layout" svg:width="0.969cm" svg:height="1.267cm" svg:x="16.398cm" svg:y="11.95cm">
          <text:p text:style-name="P21"><text:span text:style-name="T7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0" draw:layer="layout" svg:width="3.386cm" svg:height="1.009cm" svg:x="11.492cm" svg:y="7.505cm">
              <text:p text:style-name="P19"><text:span text:style-name="T7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0" draw:layer="layout" svg:width="3.386cm" svg:height="1.009cm" svg:x="11.492cm" svg:y="8.515cm">
              <text:p text:style-name="P21"><text:span text:style-name="T71">_</text:span><text:span text:style-name="T7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0" draw:layer="layout" svg:width="2.576cm" svg:height="1.61cm" svg:x="9.326cm" svg:y="7.21cm">
            <text:p text:style-name="P19"><text:span text:style-name="T71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0" draw:layer="layout" svg:width="3.386cm" svg:height="1.009cm" svg:x="11.492cm" svg:y="13.057cm">
              <text:p text:style-name="P19"><text:span text:style-name="T7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0" draw:layer="layout" svg:width="3.386cm" svg:height="1.009cm" svg:x="11.492cm" svg:y="14.067cm">
              <text:p text:style-name="P21"><text:span text:style-name="T71">_</text:span><text:span text:style-name="T7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0" draw:layer="layout" svg:width="3.386cm" svg:height="1.009cm" svg:x="11.492cm" svg:y="15.077cm">
              <text:p text:style-name="P21"><text:span text:style-name="T71">_</text:span><text:span text:style-name="T7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0" draw:layer="layout" svg:width="2.576cm" svg:height="1.61cm" svg:x="9.33cm" svg:y="12.762cm">
            <text:p text:style-name="P19"><text:span text:style-name="T71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0" draw:layer="layout" svg:width="3.386cm" svg:height="1.009cm" svg:x="11.492cm" svg:y="10.279cm">
              <text:p text:style-name="P19"><text:span text:style-name="T7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0" draw:layer="layout" svg:width="3.386cm" svg:height="1.009cm" svg:x="11.492cm" svg:y="11.289cm">
              <text:p text:style-name="P21"><text:span text:style-name="T71">_</text:span><text:span text:style-name="T7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0" draw:layer="layout" svg:width="2.576cm" svg:height="1.61cm" svg:x="9.326cm" svg:y="9.984cm">
            <text:p text:style-name="P19"><text:span text:style-name="T71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8" draw:layer="layout" svg:width="4.444cm" svg:height="3.299cm" svg:x="20.457cm" svg:y="15.081cm">
          <text:p text:style-name="P19"><text:span text:style-name="T69">void B::f3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0" draw:layer="layout" svg:width="2.116cm" svg:height="1.009cm" svg:x="16.642cm" svg:y="13.07cm">
            <text:p text:style-name="P21"><text:span text:style-name="T7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0" draw:layer="layout" svg:width="2.116cm" svg:height="1.009cm" svg:x="16.642cm" svg:y="14.08cm">
            <text:p text:style-name="P21"><text:span text:style-name="T7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0" draw:layer="layout" svg:width="2.116cm" svg:height="1.009cm" svg:x="16.642cm" svg:y="15.09cm">
            <text:p text:style-name="P21"><text:span text:style-name="T71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0" draw:layer="layout" svg:width="2.116cm" svg:height="1.009cm" svg:x="16.642cm" svg:y="9.393cm">
            <text:p text:style-name="P21"><text:span text:style-name="T7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0" draw:layer="layout" svg:width="2.116cm" svg:height="1.009cm" svg:x="16.642cm" svg:y="10.403cm">
            <text:p text:style-name="P21"><text:span text:style-name="T7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5" draw:layer="layout" svg:width="1.684cm" svg:height="0.885cm" svg:x="14.918cm" svg:y="9.8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5" draw:layer="layout" svg:width="1.697cm" svg:height="4.419cm" svg:x="18.759cm" svg:y="5.4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5" draw:layer="layout" svg:width="1.697cm" svg:height="0.583cm" svg:x="18.759cm" svg:y="12.9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20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0" draw:style-name="dp1" draw:master-page-name="כותרת_20_בלבד" presentation:presentation-page-layout-name="AL4T19">
        <draw:custom-shape draw:name="Rectangle 3" draw:style-name="gr19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9" draw:layer="layout" svg:width="8.779cm" svg:height="17.189cm" svg:x="0.71cm" svg:y="0.984cm">
          <text:p text:style-name="P19"><text:span text:style-name="T67">class</text:span><text:span text:style-name="T68"> A </text:span><text:span text:style-name="T68"><text:line-break/></text:span><text:span text:style-name="T68">{ </text:span><text:span text:style-name="T67">public</text:span><text:span text:style-name="T68">: </text:span><text:span text:style-name="T68"><text:line-break/></text:span><text:span text:style-name="T68">   </text:span><text:span text:style-name="T67">virtual</text:span><text:span text:style-name="T68"> </text:span><text:span text:style-name="T67">void</text:span><text:span text:style-name="T68"> f1();    </text:span><text:span text:style-name="T67">virtual</text:span><text:span text:style-name="T68"> </text:span><text:span text:style-name="T67">void</text:span><text:span text:style-name="T68"> f2();    </text:span><text:span text:style-name="T67">int</text:span><text:span text:style-name="T68"> _a; </text:span><text:span text:style-name="T68"><text:line-break/></text:span><text:span text:style-name="T68">}; </text:span></text:p>
          <text:p text:style-name="P19"><text:span text:style-name="T68"><text:line-break/></text:span><text:span text:style-name="T67">class</text:span><text:span text:style-name="T68"> B: </text:span><text:span text:style-name="T67">public</text:span><text:span text:style-name="T68"> A </text:span><text:span text:style-name="T68"><text:line-break/></text:span><text:span text:style-name="T68">{ </text:span><text:span text:style-name="T67">public</text:span><text:span text:style-name="T68">: </text:span><text:span text:style-name="T68"><text:line-break/></text:span><text:span text:style-name="T68">   </text:span><text:span text:style-name="T67">virtual</text:span><text:span text:style-name="T68"> </text:span><text:span text:style-name="T67">void</text:span><text:span text:style-name="T68"> f1();    </text:span><text:span text:style-name="T67">virtual</text:span><text:span text:style-name="T68"> </text:span><text:span text:style-name="T67">void</text:span><text:span text:style-name="T68"> f3();    </text:span><text:span text:style-name="T67">void</text:span><text:span text:style-name="T68"> f4(); </text:span><text:span text:style-name="T68"><text:line-break/></text:span><text:span text:style-name="T68">   </text:span><text:span text:style-name="T67">int</text:span><text:span text:style-name="T68"> _b; </text:span><text:span text:style-name="T68"><text:line-break/></text:span><text:span text:style-name="T68">}; </text:span><text:span text:style-name="T68"><text:line-break/></text:span><text:span text:style-name="T68"><text:line-break/></text:span><text:span text:style-name="T68">A* a1= new A;</text:span></text:p>
          <text:p text:style-name="P19"><text:span text:style-name="T68">A* a2= new A; </text:span><text:span text:style-name="T68"><text:line-break/></text:span><text:span text:style-name="T68">A* a3= new B; <text:s/></text:span></text:p>
          <text:p text:style-name="P19"><text:span text:style-name="T68">a3→f3(); // comp.err.</text:span></text:p>
          <text:p text:style-name="P19"><text:span text:style-name="T68">a3→f4(); //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9" draw:layer="layout" svg:width="4.444cm" svg:height="3.299cm" svg:x="20.457cm" svg:y="3.81cm">
          <text:p text:style-name="P19"><text:span text:style-name="T69">void A::f1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9" draw:layer="layout" svg:width="4.444cm" svg:height="3.299cm" svg:x="20.457cm" svg:y="7.567cm">
          <text:p text:style-name="P19"><text:span text:style-name="T69">void A::f2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9" draw:layer="layout" svg:width="4.444cm" svg:height="3.299cm" svg:x="20.457cm" svg:y="11.324cm">
          <text:p text:style-name="P19"><text:span text:style-name="T69">void B::f1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2.45cm" svg:height="1.098cm" svg:x="16.441cm" svg:y="6.853cm">
          <text:p text:style-name="P21"><text:span text:style-name="T71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0" draw:layer="layout" svg:width="0.969cm" svg:height="1.267cm" svg:x="16.46cm" svg:y="8.123cm">
          <text:p text:style-name="P21"><text:span text:style-name="T7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0" draw:layer="layout" svg:width="0.969cm" svg:height="1.267cm" svg:x="16.398cm" svg:y="11.95cm">
          <text:p text:style-name="P21"><text:span text:style-name="T7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1" draw:layer="layout" svg:width="3.386cm" svg:height="1.009cm" svg:x="11.492cm" svg:y="7.505cm">
              <text:p text:style-name="P19"><text:span text:style-name="T7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0" draw:layer="layout" svg:width="3.386cm" svg:height="1.009cm" svg:x="11.492cm" svg:y="8.515cm">
              <text:p text:style-name="P21"><text:span text:style-name="T71">_</text:span><text:span text:style-name="T7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1" draw:layer="layout" svg:width="2.576cm" svg:height="1.61cm" svg:x="9.326cm" svg:y="7.21cm">
            <text:p text:style-name="P19"><text:span text:style-name="T71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1" draw:layer="layout" svg:width="3.386cm" svg:height="1.009cm" svg:x="11.492cm" svg:y="13.057cm">
              <text:p text:style-name="P19"><text:span text:style-name="T7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0" draw:layer="layout" svg:width="3.386cm" svg:height="1.009cm" svg:x="11.492cm" svg:y="14.067cm">
              <text:p text:style-name="P21"><text:span text:style-name="T71">_</text:span><text:span text:style-name="T7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0" draw:layer="layout" svg:width="3.386cm" svg:height="1.009cm" svg:x="11.492cm" svg:y="15.077cm">
              <text:p text:style-name="P21"><text:span text:style-name="T71">_</text:span><text:span text:style-name="T7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1" draw:layer="layout" svg:width="2.576cm" svg:height="1.61cm" svg:x="9.33cm" svg:y="12.762cm">
            <text:p text:style-name="P19"><text:span text:style-name="T71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1" draw:layer="layout" svg:width="3.386cm" svg:height="1.009cm" svg:x="11.492cm" svg:y="10.279cm">
              <text:p text:style-name="P19"><text:span text:style-name="T7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0" draw:layer="layout" svg:width="3.386cm" svg:height="1.009cm" svg:x="11.492cm" svg:y="11.289cm">
              <text:p text:style-name="P21"><text:span text:style-name="T71">_</text:span><text:span text:style-name="T7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1" draw:layer="layout" svg:width="2.576cm" svg:height="1.61cm" svg:x="9.326cm" svg:y="9.984cm">
            <text:p text:style-name="P19"><text:span text:style-name="T71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9" draw:layer="layout" svg:width="4.444cm" svg:height="3.299cm" svg:x="20.457cm" svg:y="15.081cm">
          <text:p text:style-name="P19"><text:span text:style-name="T69">void B::f3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0" draw:layer="layout" svg:width="2.116cm" svg:height="1.009cm" svg:x="16.642cm" svg:y="13.07cm">
            <text:p text:style-name="P21"><text:span text:style-name="T7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0" draw:layer="layout" svg:width="2.116cm" svg:height="1.009cm" svg:x="16.642cm" svg:y="14.08cm">
            <text:p text:style-name="P21"><text:span text:style-name="T7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0" draw:layer="layout" svg:width="2.116cm" svg:height="1.009cm" svg:x="16.642cm" svg:y="15.09cm">
            <text:p text:style-name="P21"><text:span text:style-name="T71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0" draw:layer="layout" svg:width="2.116cm" svg:height="1.009cm" svg:x="16.642cm" svg:y="9.393cm">
            <text:p text:style-name="P21"><text:span text:style-name="T7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0" draw:layer="layout" svg:width="2.116cm" svg:height="1.009cm" svg:x="16.642cm" svg:y="10.403cm">
            <text:p text:style-name="P21"><text:span text:style-name="T7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5" draw:layer="layout" svg:width="1.684cm" svg:height="0.885cm" svg:x="14.918cm" svg:y="9.8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5" draw:layer="layout" svg:width="1.697cm" svg:height="4.419cm" svg:x="18.759cm" svg:y="5.4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5" draw:layer="layout" svg:width="1.697cm" svg:height="0.583cm" svg:x="18.759cm" svg:y="12.9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20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2" draw:layer="layout" svg:width="17.797cm" svg:height="6.654cm" svg:x="0.591cm" svg:y="0.449cm">
          <text:p text:style-name="P13"><text:span text:style-name="T6">Through *a3 everything below the red dashed line will be hidden (you can downcast to a different name, la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- dem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34" draw:layer="layout" svg:width="9.468cm" svg:height="15.874cm" svg:x="14.986cm" svg:y="4.262cm">
          <text:p text:style-name="P33"><text:span text:style-name="T73">class Base {</text:span></text:p>
          <text:p text:style-name="P33"><text:span text:style-name="T73"><text:s text:c="4"/></text:span><text:span text:style-name="T73">public:</text:span></text:p>
          <text:p text:style-name="P33"><text:span text:style-name="T73"><text:tab/></text:span><text:span text:style-name="T73">int x, y;</text:span></text:p>
          <text:p text:style-name="P33"><text:span text:style-name="T73"><text:tab/></text:span><text:span text:style-name="T73">int f() { return 111; }</text:span></text:p>
          <text:p text:style-name="P33"><text:span text:style-name="T73"><text:s text:c="4"/></text:span><text:span text:style-name="T73">virtual int g() { return 222; }</text:span></text:p>
          <text:p text:style-name="P33"><text:span text:style-name="T73"><text:s text:c="4"/></text:span><text:span text:style-name="T73">virtual int h() { return 333;}</text:span></text:p>
          <text:p text:style-name="P33"><text:span text:style-name="T73">};</text:span></text:p>
          <text:p text:style-name="P33"><text:span text:style-name="T73"/></text:p>
          <text:p text:style-name="P33"><text:span text:style-name="T73">class Derived: public Base {</text:span></text:p>
          <text:p text:style-name="P33"><text:span text:style-name="T73"><text:s text:c="4"/></text:span><text:span text:style-name="T73">int g() { return 444; }</text:span></text:p>
          <text:p text:style-name="P33"><text:span text:style-name="T73">};</text:span></text:p>
          <text:p text:style-name="P33"><text:span text:style-name="T73"/></text:p>
          <text:p text:style-name="P33"><text:span text:style-name="T73">int main() {</text:span></text:p>
          <text:p text:style-name="P33"><text:span text:style-name="T73"><text:s text:c="4"/></text:span><text:span text:style-name="T73">Base* p = new Derived;</text:span></text:p>
          <text:p text:style-name="P33"><text:span text:style-name="T73"><text:s text:c="4"/></text:span><text:span text:style-name="T73">p-&gt;f();</text:span></text:p>
          <text:p text:style-name="P33"><text:span text:style-name="T73"><text:s text:c="4"/></text:span><text:span text:style-name="T73">p-&gt;g();</text:span></text:p>
          <text:p text:style-name="P33"><text:span text:style-name="T73"><text:s text:c="4"/></text:span><text:span text:style-name="T73">p-&gt;h();</text:span></text:p>
          <text:p text:style-name="P33"><text:span text:style-name="T73"><text:tab/></text:span><text:span text:style-name="T73">return 0;</text:span></text:p>
          <text:p text:style-name="P33"><text:span text:style-name="T73">}</text:span></text:p>
          <text:p text:style-name="P33"><text:span text:style-name="T7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5" draw:layer="layout" svg:width="11.684cm" svg:height="3.095cm" svg:x="1.016cm" svg:y="5.842cm">
          <draw:text-box>
            <text:p>Either view folder 2</text:p>
            <text:p/>
            <text:p>Or put the following code in https://godbolt.org/</text:p>
          </draw:text-box>
        </draw:frame>
        <presentation:notes draw:style-name="dp4">
          <draw:page-thumbnail draw:style-name="gr1" draw:layer="layout" svg:width="14.212cm" svg:height="10.659cm" svg:x="2.753cm" svg:y="2.16cm" draw:page-number="31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Calling virtual function from a ctor/dtor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3" draw:text-style-name="P36" draw:layer="layout" svg:width="23.706cm" svg:height="15.874cm" svg:x="0.748cm" svg:y="4.262cm">
          <text:list text:style-name="L8">
            <text:list-item>
              <text:list>
                <text:list-item>
                  <text:p text:style-name="P33"><text:span text:style-name="T6">When the code to the ctor/dtor is generated, it is generated to its class and not for a different class.</text:span></text:p>
                </text:list-item>
                <text:list-item>
                  <text:p text:style-name="P33"><text:span text:style-name="T6">Thus, the vptr will be to the vtable of the same clas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2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– co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6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3"><text:span text:style-name="T12">Time</text:span><text:span text:style-name="T6">: Calling a virtual method is more expensive than standard call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3"><text:span text:style-name="T6">Two pointers are “chased” to get to the address of the function</text:span></text:p>
                      </text:list-item>
                      <text:list-item>
                        <text:p text:style-name="P33"><text:span text:style-name="T6">No inlining</text:span></text:p>
                      </text:list-item>
                    </text:list>
                  </text:list-item>
                  <text:list-item>
                    <text:p text:style-name="P37"><text:span text:style-name="T12">Memory</text:span><text:span text:style-name="T6">: objects with virtual methods have an additional fields (about 8 bytes).</text:span></text:p>
                  </text:list-item>
                  <text:list-item>
                    <text:p text:style-name="P37"><text:span text:style-name="T12">Conclusion</text:span><text:span text:style-name="T6">: Declare a function “virtual” only 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3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4"><text:span text:style-name="T21">class</text:span><text:span text:style-name="T22"> Base </text:span><text:span text:style-name="T22"><text:line-break/></text:span><text:span text:style-name="T22">{ </text:span><text:span text:style-name="T21">public</text:span><text:span text:style-name="T22">: </text:span><text:span text:style-name="T22"><text:line-break/></text:span><text:span text:style-name="T22">   ~Base(); </text:span><text:span text:style-name="T22"><text:line-break/></text:span><text:span text:style-name="T22">}; </text:span><text:span text:style-name="T22"><text:line-break/></text:span><text:span text:style-name="T21">class</text:span><text:span text:style-name="T22"> Derived : </text:span><text:span text:style-name="T21">public</text:span><text:span text:style-name="T22"> Base </text:span><text:span text:style-name="T22"><text:line-break/></text:span><text:span text:style-name="T22">{ </text:span><text:span text:style-name="T21">public</text:span><text:span text:style-name="T22">: </text:span><text:span text:style-name="T22"><text:line-break/></text:span><text:span text:style-name="T22">   ~Derived(); </text:span><text:span text:style-name="T22"><text:line-break/></text:span><text:span text:style-name="T22">}; </text:span><text:span text:style-name="T22"><text:line-break/></text:span><text:span text:style-name="T22">Base *p = </text:span><text:span text:style-name="T21">new</text:span><text:span text:style-name="T22"> Derived; </text:span><text:span text:style-name="T22"><text:line-break/></text:span><text:span text:style-name="T21">delete</text:span><text:span text:style-name="T22"> p; </text:span><text:span text:style-name="T22"><text:line-break/></text:span><text:span text:style-name="T41">Which destructor is called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5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4"><text:span text:style-name="T21">class</text:span><text:span text:style-name="T22"> Base </text:span><text:span text:style-name="T22"><text:line-break/></text:span><text:span text:style-name="T22">{ </text:span><text:span text:style-name="T21">public</text:span><text:span text:style-name="T22">: </text:span><text:span text:style-name="T22"><text:line-break/></text:span><text:span text:style-name="T22">   ~Base(); </text:span><text:span text:style-name="T22"><text:line-break/></text:span><text:span text:style-name="T22">}; </text:span><text:span text:style-name="T22"><text:line-break/></text:span><text:span text:style-name="T21">class</text:span><text:span text:style-name="T22"> Derived : </text:span><text:span text:style-name="T21">public</text:span><text:span text:style-name="T22"> Base </text:span><text:span text:style-name="T22"><text:line-break/></text:span><text:span text:style-name="T22">{ </text:span><text:span text:style-name="T21">public</text:span><text:span text:style-name="T22">: </text:span><text:span text:style-name="T22"><text:line-break/></text:span><text:span text:style-name="T22">   ~Derived(); </text:span><text:span text:style-name="T22"><text:line-break/></text:span><text:span text:style-name="T22">}; </text:span><text:span text:style-name="T22"><text:line-break/></text:span><text:span text:style-name="T22">Base *p = </text:span><text:span text:style-name="T21">new</text:span><text:span text:style-name="T22"> Derived; </text:span><text:span text:style-name="T22"><text:line-break/></text:span><text:span text:style-name="T21">delete</text:span><text:span text:style-name="T22"> p; </text:span><text:span text:style-name="T22"><text:line-break/></text:span><text:span text:style-name="T41">Which destructor is called? </text:span><text:span text:style-name="T74">Base::~Base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38"><text:span text:style-name="T6"/></text:p>
            <text:list text:style-name="L3">
              <text:list-item>
                <text:p text:style-name="P38"><text:span text:style-name="T6">Destructor is like any other method</text:span></text:p>
              </text:list-item>
              <text:list-item>
                <text:p text:style-name="P38"><text:span text:style-name="T6">The example uses static resolution, and hence the wrong destructor is called</text:span></text:p>
              </text:list-item>
              <text:list-item>
                <text:p text:style-name="P38"><text:span text:style-name="T6">To fix that, we need to declare virtual destructor </text:span><text:span text:style-name="T12">at the base class!</text:span></text:p>
              </text:list-item>
            </text:list>
            <text:p text:style-name="P13"><text:span text:style-name="T6"/></text:p>
            <text:p text:style-name="P13"><text:span text:style-name="T6">Once you declare virtual destructor, derived class must declare a destructor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7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4"><text:span text:style-name="T21">class</text:span><text:span text:style-name="T22"> Base </text:span><text:span text:style-name="T22"><text:line-break/></text:span><text:span text:style-name="T22">{ </text:span><text:span text:style-name="T21">public</text:span><text:span text:style-name="T22">: </text:span><text:span text:style-name="T22"><text:line-break/></text:span><text:span text:style-name="T22">   </text:span><text:span text:style-name="T21">virtual </text:span><text:span text:style-name="T22">~Base(); </text:span><text:span text:style-name="T22"><text:line-break/></text:span><text:span text:style-name="T22">}; </text:span><text:span text:style-name="T22"><text:line-break/></text:span><text:span text:style-name="T21">class</text:span><text:span text:style-name="T22"> Derived : </text:span><text:span text:style-name="T21">public</text:span><text:span text:style-name="T22"> Base </text:span><text:span text:style-name="T22"><text:line-break/></text:span><text:span text:style-name="T22">{ </text:span><text:span text:style-name="T21">public</text:span><text:span text:style-name="T22">: </text:span><text:span text:style-name="T22"><text:line-break/></text:span><text:span text:style-name="T22">   ~Derived(); </text:span><text:span text:style-name="T22"><text:line-break/></text:span><text:span text:style-name="T22">}; </text:span><text:span text:style-name="T22"><text:line-break/></text:span><text:span text:style-name="T22">Base *p = </text:span><text:span text:style-name="T21">new</text:span><text:span text:style-name="T22"> Derived; </text:span><text:span text:style-name="T22"><text:line-break/></text:span><text:span text:style-name="T21">delete</text:span><text:span text:style-name="T22"> p; </text:span><text:span text:style-name="T22"><text:line-break/></text:span><text:span text:style-name="T41">Which destructor is called? Derived</text:span><text:span text:style-name="T74">::~</text:span><text:span text:style-name="T41">Derived</text:span><text:span text:style-name="T74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rac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1">Revisiting our example, we write:</text:span></text:p>
            <text:p text:style-name="P13"><text:span text:style-name="T41"/></text:p>
            <text:p text:style-name="P14"><text:span text:style-name="T21">class</text:span><text:span text:style-name="T22"> Shape </text:span><text:span text:style-name="T22"><text:line-break/></text:span><text:span text:style-name="T22">{ </text:span><text:span text:style-name="T22"><text:line-break/></text:span><text:span text:style-name="T21">public</text:span><text:span text:style-name="T22">: </text:span><text:span text:style-name="T22"><text:line-break/></text:span><text:span text:style-name="T22">   </text:span><text:span text:style-name="T21">virtual</text:span><text:span text:style-name="T22"> ~Shape(); </text:span><text:span text:style-name="T75"><text:line-break/></text:span><text:span text:style-name="T75"> <text:s text:c="2"/></text:span><text:span text:style-name="T21">virtual</text:span><text:span text:style-name="T22"> </text:span><text:span text:style-name="T21">void</text:span><text:span text:style-name="T22"> draw() </text:span><text:span text:style-name="T21">const</text:span><text:span text:style-name="T22">; </text:span><text:span text:style-name="T75"><text:line-break/></text:span><text:span text:style-name="T75"> <text:s text:c="2"/></text:span><text:span text:style-name="T21">virtual</text:span><text:span text:style-name="T22"> </text:span><text:span text:style-name="T21">double</text:span><text:span text:style-name="T22"> area()</text:span><text:span text:style-name="T21"> const</text:span><text:span text:style-name="T22">; </text:span><text:span text:style-name="T75"><text:s/></text:span><text:span text:style-name="T75"><text:line-break/></text:span><text:span text:style-name="T22">}; </text:span><text:span text:style-name="T22"><text:line-break/></text:span><text:span text:style-name="T22"/></text:p>
            <text:p text:style-name="P14"><text:span text:style-name="T41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3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41"><text:span text:style-name="T76">In this example, we never want to deal with objects of type Shape</text:span></text:p>
              </text:list-item>
            </text:list>
            <text:list text:style-name="L11">
              <text:list-item>
                <text:list>
                  <text:list-item>
                    <text:p text:style-name="P42"><text:span text:style-name="T76">Shape serves the role of an interface</text:span></text:p>
                  </text:list-item>
                </text:list>
              </text:list-item>
              <text:list-item>
                <text:p text:style-name="P41"><text:span text:style-name="T76">All shapes need to be specific shapes <text:s/>instances of derived classes of Shape.</text:span></text:p>
              </text:list-item>
              <text:list-item>
                <text:p text:style-name="P41"><text:span text:style-name="T76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1">We can specify that Shape::draw() must be implemented in derived class</text:span></text:p>
            <text:p text:style-name="P14"><text:span text:style-name="T21">class</text:span><text:span text:style-name="T22"> Shape { </text:span><text:span text:style-name="T22"><text:line-break/></text:span><text:span text:style-name="T21">public</text:span><text:span text:style-name="T22">: </text:span><text:span text:style-name="T22"><text:line-break/></text:span><text:span text:style-name="T22"> <text:s text:c="2"/></text:span><text:span text:style-name="T22"><text:tab/></text:span><text:span text:style-name="T21">virtual</text:span><text:span text:style-name="T22"> ~Shape() {}; </text:span></text:p>
            <text:p text:style-name="P14"><text:span text:style-name="T22"><text:s text:c="3"/></text:span><text:span text:style-name="T22"><text:tab/></text:span><text:span text:style-name="T75">// pure virtuals</text:span><text:span text:style-name="T75"><text:line-break/></text:span><text:span text:style-name="T75"> <text:s text:c="2"/></text:span><text:span text:style-name="T75"><text:tab/></text:span><text:span text:style-name="T21">virtual</text:span><text:span text:style-name="T22"> </text:span><text:span text:style-name="T21">void</text:span><text:span text:style-name="T22"> draw() </text:span><text:span text:style-name="T21">const </text:span><text:span text:style-name="T22">= </text:span><text:span text:style-name="T77">0</text:span><text:span text:style-name="T22">; </text:span><text:span text:style-name="T75"><text:line-break/></text:span><text:span text:style-name="T75"> <text:s text:c="2"/></text:span><text:span text:style-name="T75"><text:tab/></text:span><text:span text:style-name="T21">virtual</text:span><text:span text:style-name="T22"> </text:span><text:span text:style-name="T21">double</text:span><text:span text:style-name="T22"> area() </text:span><text:span text:style-name="T21">const </text:span><text:span text:style-name="T22">= </text:span><text:span text:style-name="T77">0</text:span><text:span text:style-name="T22">; </text:span><text:span text:style-name="T75"><text:line-break/></text:span><text:span text:style-name="T75"> <text:s text:c="2"/></text:span><text:span text:style-name="T75"><text:tab/></text:span><text:span text:style-name="T21">virtual</text:span><text:span text:style-name="T22"> setName() = </text:span><text:span text:style-name="T77">0</text:span><text:span text:style-name="T22">; </text:span><text:span text:style-name="T75"><text:line-break/></text:span><text:span text:style-name="T22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1">We can specify that Shape::draw() must be implemented in derived class</text:span></text:p>
            <text:p text:style-name="P14"><text:span text:style-name="T21">class</text:span><text:span text:style-name="T22"> Shape { </text:span><text:span text:style-name="T22"><text:line-break/></text:span><text:span text:style-name="T21">public</text:span><text:span text:style-name="T22">: </text:span><text:span text:style-name="T22"><text:line-break/></text:span><text:span text:style-name="T22"><text:tab/></text:span><text:span text:style-name="T75">// pure virtuals</text:span><text:span text:style-name="T22"> <text:s text:c="2"/></text:span></text:p>
            <text:p text:style-name="P14"><text:span text:style-name="T21"><text:s text:c="5"/></text:span><text:span text:style-name="T21">virtual</text:span><text:span text:style-name="T22"> ~Shape()=</text:span><text:span text:style-name="T77"> 0</text:span><text:span text:style-name="T22">; </text:span><text:span text:style-name="T75"><text:line-break/></text:span><text:span text:style-name="T75"> <text:s text:c="2"/></text:span><text:span text:style-name="T75"><text:tab/></text:span><text:span text:style-name="T21">virtual</text:span><text:span text:style-name="T22"> </text:span><text:span text:style-name="T21">void</text:span><text:span text:style-name="T22"> draw() </text:span><text:span text:style-name="T21">const </text:span><text:span text:style-name="T22">= </text:span><text:span text:style-name="T77">0</text:span><text:span text:style-name="T22">; </text:span><text:span text:style-name="T75"><text:line-break/></text:span><text:span text:style-name="T75"> <text:s text:c="2"/></text:span><text:span text:style-name="T75"><text:tab/></text:span><text:span text:style-name="T21">virtual</text:span><text:span text:style-name="T22"> </text:span><text:span text:style-name="T21">double</text:span><text:span text:style-name="T22"> area()</text:span><text:span text:style-name="T21"> const </text:span><text:span text:style-name="T22">= </text:span><text:span text:style-name="T77">0</text:span><text:span text:style-name="T22">; </text:span><text:span text:style-name="T75"><text:line-break/></text:span><text:span text:style-name="T22">};</text:span></text:p>
            <text:p text:style-name="P14"><text:span text:style-name="T21">inline</text:span><text:span text:style-name="T22"> Shape::~Shape() { } </text:span><text:span text:style-name="T78">// What?!</text:span></text:p>
            <text:p text:style-name="P14"><text:span text:style-name="T22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1">We can specify that Shape::draw() </text:span><text:span text:style-name="T79">must be implemented in derived class, but it can be implemented in base also, destructor will be called here so we must define it!</text:span></text:p>
            <text:p text:style-name="P14"><text:span text:style-name="T21">class</text:span><text:span text:style-name="T22"> Shape { </text:span><text:span text:style-name="T22"><text:line-break/></text:span><text:span text:style-name="T21">public</text:span><text:span text:style-name="T22">: </text:span><text:span text:style-name="T22"><text:line-break/></text:span><text:span text:style-name="T22"> <text:s text:c="3"/></text:span><text:span text:style-name="T22"><text:tab/></text:span><text:span text:style-name="T21">virtual</text:span><text:span text:style-name="T22"> ~Shape()=</text:span><text:span text:style-name="T77"> 0</text:span><text:span text:style-name="T22">; </text:span><text:span text:style-name="T75"><text:line-break/></text:span><text:span text:style-name="T75"> <text:s text:c="2"/></text:span><text:span text:style-name="T75"><text:tab/></text:span><text:span text:style-name="T21">virtual</text:span><text:span text:style-name="T22"> </text:span><text:span text:style-name="T21">void</text:span><text:span text:style-name="T22"> draw() </text:span><text:span text:style-name="T21">const </text:span><text:span text:style-name="T22">= </text:span><text:span text:style-name="T77">0</text:span><text:span text:style-name="T22">; </text:span><text:span text:style-name="T75"><text:line-break/></text:span><text:span text:style-name="T75"> <text:s text:c="2"/></text:span><text:span text:style-name="T75"><text:tab/></text:span><text:span text:style-name="T21">virtual</text:span><text:span text:style-name="T22"> </text:span><text:span text:style-name="T21">double</text:span><text:span text:style-name="T22"> area()</text:span><text:span text:style-name="T21"> const </text:span><text:span text:style-name="T22">= </text:span><text:span text:style-name="T77">0</text:span><text:span text:style-name="T22">; </text:span><text:span text:style-name="T75"><text:line-break/></text:span><text:span text:style-name="T22">};</text:span></text:p>
            <text:p text:style-name="P14"><text:span text:style-name="T21">inline</text:span><text:span text:style-name="T22"> Shape::~Shape() { } </text:span><text:span text:style-name="T78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class – that is an object that contains at least one Pure Virtual method</text:span></text:p>
            <text:p text:style-name="P13"><text:span text:style-name="T6"/></text:p>
            <text:p text:style-name="P14"><text:span text:style-name="T10">Shape* p; </text:span><text:span text:style-name="T80">// legal </text:span><text:span text:style-name="T80"><text:line-break/></text:span><text:span text:style-name="T10">Shape s; </text:span><text:span text:style-name="T81">// illegal</text:span><text:span text:style-name="T80"> </text:span></text:p>
            <text:p text:style-name="P14"><text:span text:style-name="T10">p = </text:span><text:span text:style-name="T14">new</text:span><text:span text:style-name="T10"> Shape; </text:span><text:span text:style-name="T81">// illegal</text:span><text:span text:style-name="T80"> </text:span><text:span text:style-name="T80"><text:line-break/></text:span><text:span text:style-name="T10">Circle c; </text:span><text:span text:style-name="T80">// legal </text:span><text:span text:style-name="T80"><text:line-break/></text:span><text:span text:style-name="T10">p = &amp;c; </text:span><text:span text:style-name="T80">// legal </text:span></text:p>
            <text:p text:style-name="P14"><text:span text:style-name="T10">p = new Circle; </text:span><text:span text:style-name="T80">// legal </text:span><text:span text:style-name="T80"><text:line-break/></text:span><text:span text:style-name="T8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ivate Pure Virtual 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1">Legal and often used, derived objects must implement but cannot use:</text:span></text:p>
            <text:p text:style-name="P14"><text:span text:style-name="T7">class</text:span><text:span text:style-name="T8"> Shape { </text:span><text:span text:style-name="T7">private</text:span><text:span text:style-name="T8">:</text:span></text:p>
            <text:p text:style-name="P14"><text:span text:style-name="T8"><text:tab/></text:span><text:span text:style-name="T7">virtual</text:span><text:span text:style-name="T8"> </text:span><text:span text:style-name="T7">void</text:span><text:span text:style-name="T8"> drawImpl()= </text:span><text:span text:style-name="T82">0</text:span><text:span text:style-name="T8">;</text:span></text:p>
            <text:p text:style-name="P14"><text:span text:style-name="T8"><text:s text:c="3"/></text:span><text:span text:style-name="T7">static int </text:span><text:span text:style-name="T8">g_numDraws;</text:span></text:p>
            <text:p text:style-name="P14"><text:span text:style-name="T7">public</text:span><text:span text:style-name="T8">:</text:span></text:p>
            <text:p text:style-name="P14"><text:span text:style-name="T7">void</text:span><text:span text:style-name="T8"> draw()</text:span><text:span text:style-name="T7"> const </text:span><text:span text:style-name="T8">{</text:span></text:p>
            <text:p text:style-name="P14"><text:span text:style-name="T8"><text:s/></text:span><text:span text:style-name="T8"><text:tab/></text:span><text:span text:style-name="T8">++g_numDraws;</text:span></text:p>
            <text:p text:style-name="P14"><text:span text:style-name="T8"><text:tab/></text:span><text:span text:style-name="T8">drawImpl();</text:span></text:p>
            <text:p text:style-name="P14"><text:span text:style-name="T8">}</text:span><text:span text:style-name="T8"><text:line-break/></text:span><text:span text:style-name="T7">static</text:span><text:span text:style-name="T8"> </text:span><text:span text:style-name="T7">int</text:span><text:span text:style-name="T8"> numDraws() </text:span><text:span text:style-name="T7">const</text:span><text:span text:style-name="T8"> { return g_numDraws; 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1"><text:span text:style-name="T83">If you have virtual methods in a class, always declare its destructor virtual</text:span></text:p>
              </text:list-item>
              <text:list-item>
                <text:p text:style-name="P41"><text:span text:style-name="T83">Never call virtual methods during construction and destruction</text:span></text:p>
              </text:list-item>
              <text:list-item>
                <text:p text:style-name="P41"><text:span text:style-name="T83">Use pure virtual classes without any fields to define interfaces</text:span></text:p>
              </text:list-item>
              <text:list-item>
                <text:p text:style-name="P41"><text:span text:style-name="T83">Use inheritance with polymorphism with care: Be sure that this is the appropriate solution ("is a" relation)</text:span></text:p>
              </text:list-item>
            </text:list>
          </draw:text-box>
        </draw:frame>
        <presentation:notes draw:style-name="dp2">
          <draw:frame draw:name="Rectangle 7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84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5" presentation:class="page"/>
          <draw:frame draw:name="Rectangle 3" presentation:style-name="pr2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Interfaces" draw:style-name="dp1" draw:master-page-name="כותרת_20_ותוכן" presentation:presentation-page-layout-name="AL2T11">
        <draw:frame draw:name="כותרת 1" presentation:style-name="pr5" draw:text-style-name="P44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5" draw:text-style-name="P44" draw:layer="layout" svg:width="23.706cm" svg:height="15.874cm" svg:x="0.847cm" svg:y="2.963cm" presentation:class="outline" presentation:user-transformed="true">
          <draw:text-box>
            <text:list text:style-name="L13">
              <text:list-item>
                <text:p text:style-name="P41"><text:span text:style-name="T85"><text:s/></text:span><text:span text:style-name="T85">To create an equivalent to java interface – declare a base class with all methods pure virtual and no fields.</text:span></text:p>
              </text:list-item>
            </text:list>
            <text:p text:style-name="P13"><text:span text:style-name="T85"/></text:p>
            <text:list text:continue-numbering="true" text:style-name="L13">
              <text:list-item>
                <text:p text:style-name="P13"><text:span text:style-name="T85"><text:s/></text:span><text:span text:style-name="T85">Inheritance can be used to hide implementation. But, you will need a factory, and with templates also pimpl pattern (like in C’s List)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11.852cm" svg:height="15.874cm" svg:x="0.847cm" svg:y="2.54cm" presentation:class="outline" presentation:user-transformed="true">
          <draw:text-box>
            <text:p text:style-name="P14"><text:span text:style-name="T86">In List.h file:</text:span></text:p>
            <text:p text:style-name="P14"><text:span text:style-name="T7">class</text:span><text:span text:style-name="T8"> List { </text:span><text:span text:style-name="T8"><text:line-break/></text:span><text:span text:style-name="T7">public</text:span><text:span text:style-name="T8">: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Add()=</text:span><text:span text:style-name="T82">0</text:span><text:span text:style-name="T8">;    </text:span><text:span text:style-name="T7">virtual</text:span><text:span text:style-name="T8"> ~List(){};</text:span><text:span text:style-name="T8"><text:line-break/></text:span><text:span text:style-name="T8">   </text:span><text:span text:style-name="T7">static</text:span><text:span text:style-name="T8"> List* make(); </text:span><text:span text:style-name="T8"><text:line-break/></text:span><text:span text:style-name="T8">}; </text:span></text:p>
            <text:p text:style-name="P14"><text:span text:style-name="T8"><text:line-break/></text:span><text:span text:style-name="T86">In main.cpp:</text:span><text:span text:style-name="T86"><text:line-break/></text:span><text:span text:style-name="T8">List* L = List::make(); </text:span></text:p>
            <text:p text:style-name="P14"><text:span text:style-name="T8">L→Add();</text:span><text:span text:style-name="T8"><text:line-break/></text:span><text:span text:style-name="T8"/></text:p>
          </draw:text-box>
        </draw:frame>
        <draw:custom-shape draw:name="Rectangle 3" draw:style-name="gr34" draw:text-style-name="P20" draw:layer="layout" svg:width="12.064cm" svg:height="15.874cm" svg:x="12.954cm" svg:y="1.652cm">
          <text:p text:style-name="P14"><text:span text:style-name="T86">In List.cpp file:</text:span></text:p>
          <text:p text:style-name="P14"><text:span text:style-name="T67">class</text:span><text:span text:style-name="T68"> ListImpl: </text:span><text:span text:style-name="T67">public </text:span><text:span text:style-name="T68">List </text:span><text:span text:style-name="T50">{</text:span></text:p>
          <text:p text:style-name="P14"><text:span text:style-name="T50"><text:s text:c="3"/></text:span><text:span text:style-name="T49">int*</text:span><text:span text:style-name="T50"> theInts;</text:span></text:p>
          <text:p text:style-name="P14"><text:span text:style-name="T50"><text:s text:c="3"/></text:span><text:span text:style-name="T49">int</text:span><text:span text:style-name="T50"> numInts;</text:span><text:span text:style-name="T50"><text:line-break/></text:span><text:span text:style-name="T49">public</text:span><text:span text:style-name="T50">:</text:span></text:p>
          <text:p text:style-name="P14"><text:span text:style-name="T50"><text:s text:c="3"/></text:span><text:span text:style-name="T50">ListImpl(): theInts </text:span><text:span text:style-name="T50"><text:line-break/></text:span><text:span text:style-name="T50"> <text:s text:c="4"/>(new int[…]) {...}</text:span><text:span text:style-name="T50"><text:line-break/></text:span><text:span text:style-name="T50"> <text:s text:c="2"/></text:span><text:span text:style-name="T49">void</text:span><text:span text:style-name="T50"> Add() { … }</text:span><text:span text:style-name="T50"><text:line-break/></text:span><text:span text:style-name="T50">}; </text:span></text:p>
          <text:p text:style-name="P14"><text:span text:style-name="T50">List* List::make() { </text:span><text:span text:style-name="T50"><text:line-break/></text:span><text:span text:style-name="T50">   </text:span><text:span text:style-name="T49">return</text:span><text:span text:style-name="T50"> </text:span><text:span text:style-name="T49">new</text:span><text:span text:style-name="T50"> ListImpl; </text:span><text:span text:style-name="T50"><text:line-break/></text:span><text:span text:style-name="T5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5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2">2/4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2">2/4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28</meta:editing-cycles>
    <meta:print-date>1999-11-04T13:06:28</meta:print-date>
    <meta:creation-date>1999-10-10T10:49:40</meta:creation-date>
    <dc:date>2019-04-02T13:48:50.585749678</dc:date>
    <meta:editing-duration>P28DT6H44M41S</meta:editing-duration>
    <meta:generator>LibreOffice/6.1.5.2$Linux_X86_64 LibreOffice_project/10$Build-2</meta:generator>
    <meta:document-statistic meta:object-count="451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